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847in" style:rel-column-width="3640*"/>
    </style:style>
    <style:style style:name="Table1.O" style:family="table-column">
      <style:table-column-properties style:column-width="1.5389in" style:rel-column-width="14560*"/>
    </style:style>
    <style:style style:name="Table1.A1" style:family="table-cell">
      <style:table-cell-properties fo:padding="0.0382in" fo:border-left="0.05pt solid #000000" fo:border-right="none" fo:border-top="0.05pt solid #000000" fo:border-bottom="0.05pt solid #000000"/>
    </style:style>
    <style:style style:name="Table1.O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O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d5e1" officeooo:paragraph-rsid="001fd5e1"/>
    </style:style>
    <style:style style:name="P2" style:family="paragraph" style:parent-style-name="Standard">
      <style:text-properties fo:font-weight="bold" officeooo:rsid="001fd5e1" officeooo:paragraph-rsid="001fd5e1" style:font-weight-asian="bold" style:font-weight-complex="bold"/>
    </style:style>
    <style:style style:name="P3" style:family="paragraph" style:parent-style-name="Standard">
      <style:text-properties fo:font-weight="bold" officeooo:rsid="00272504" officeooo:paragraph-rsid="00272504" style:font-weight-asian="bold" style:font-weight-complex="bold"/>
    </style:style>
    <style:style style:name="P4" style:family="paragraph" style:parent-style-name="Standard">
      <style:text-properties fo:font-weight="bold" officeooo:rsid="002ddd6f" officeooo:paragraph-rsid="002ddd6f" style:font-weight-asian="bold" style:font-weight-complex="bold"/>
    </style:style>
    <style:style style:name="P5" style:family="paragraph" style:parent-style-name="Standard">
      <style:text-properties fo:font-weight="bold" officeooo:rsid="0036a5ee" officeooo:paragraph-rsid="0036a5ee" style:font-weight-asian="bold" style:font-weight-complex="bold"/>
    </style:style>
    <style:style style:name="P6" style:family="paragraph" style:parent-style-name="Standard">
      <style:text-properties fo:font-weight="bold" officeooo:rsid="0037daaf" officeooo:paragraph-rsid="0037daaf" style:font-weight-asian="bold" style:font-weight-complex="bold"/>
    </style:style>
    <style:style style:name="P7" style:family="paragraph" style:parent-style-name="Standard">
      <style:text-properties fo:font-weight="bold" officeooo:rsid="00390ce1" officeooo:paragraph-rsid="00390ce1" style:font-weight-asian="bold" style:font-weight-complex="bold"/>
    </style:style>
    <style:style style:name="P8" style:family="paragraph" style:parent-style-name="Standard">
      <style:text-properties fo:font-weight="bold" officeooo:rsid="0039e1dd" officeooo:paragraph-rsid="0039e1dd" style:font-weight-asian="bold" style:font-weight-complex="bold"/>
    </style:style>
    <style:style style:name="P9" style:family="paragraph" style:parent-style-name="Standard">
      <style:text-properties fo:font-weight="normal" officeooo:rsid="00272504" officeooo:paragraph-rsid="002a3400" style:font-weight-asian="normal" style:font-weight-complex="normal"/>
    </style:style>
    <style:style style:name="P10" style:family="paragraph" style:parent-style-name="Standard">
      <style:text-properties fo:font-weight="normal" officeooo:rsid="00272504" officeooo:paragraph-rsid="00340272" style:font-weight-asian="normal" style:font-weight-complex="normal"/>
    </style:style>
    <style:style style:name="P11" style:family="paragraph" style:parent-style-name="Standard">
      <style:text-properties fo:font-weight="normal" officeooo:rsid="002a3400" officeooo:paragraph-rsid="002a3400" style:font-weight-asian="normal" style:font-weight-complex="normal"/>
    </style:style>
    <style:style style:name="P12" style:family="paragraph" style:parent-style-name="Standard">
      <style:text-properties fo:font-weight="normal" officeooo:rsid="002b2f2f" officeooo:paragraph-rsid="002b77e1" style:font-weight-asian="normal" style:font-weight-complex="normal"/>
    </style:style>
    <style:style style:name="P13" style:family="paragraph" style:parent-style-name="Standard">
      <style:text-properties fo:font-weight="normal" officeooo:rsid="00340272" officeooo:paragraph-rsid="00340272" style:font-weight-asian="normal" style:font-weight-complex="normal"/>
    </style:style>
    <style:style style:name="P14" style:family="paragraph" style:parent-style-name="Table_20_Contents">
      <style:paragraph-properties fo:text-align="center" style:justify-single-word="false"/>
      <style:text-properties officeooo:rsid="0034844f" officeooo:paragraph-rsid="0034844f"/>
    </style:style>
    <style:style style:name="P15" style:family="paragraph" style:parent-style-name="Table_20_Contents">
      <style:paragraph-properties fo:text-align="center" style:justify-single-word="false"/>
      <style:text-properties fo:font-size="11pt" officeooo:rsid="0034844f" officeooo:paragraph-rsid="0034844f" style:font-size-asian="11pt" style:font-size-complex="11pt"/>
    </style:style>
    <style:style style:name="P16" style:family="paragraph" style:parent-style-name="Table_20_Contents">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normal" officeooo:rsid="0020cdfe" style:font-weight-asian="normal" style:font-weight-complex="normal"/>
    </style:style>
    <style:style style:name="T3" style:family="text">
      <style:text-properties fo:font-weight="normal" officeooo:rsid="0021e791" style:font-weight-asian="normal" style:font-weight-complex="normal"/>
    </style:style>
    <style:style style:name="T4" style:family="text">
      <style:text-properties fo:font-weight="normal" officeooo:rsid="002316c7" style:font-weight-asian="normal" style:font-weight-complex="normal"/>
    </style:style>
    <style:style style:name="T5" style:family="text">
      <style:text-properties fo:font-weight="normal" officeooo:rsid="0023ccc9" style:font-weight-asian="normal" style:font-weight-complex="normal"/>
    </style:style>
    <style:style style:name="T6" style:family="text">
      <style:text-properties fo:font-weight="normal" officeooo:rsid="0037f32a" style:font-weight-asian="normal" style:font-weight-complex="normal"/>
    </style:style>
    <style:style style:name="T7" style:family="text">
      <style:text-properties officeooo:rsid="0027f891"/>
    </style:style>
    <style:style style:name="T8" style:family="text">
      <style:text-properties fo:font-size="10.5pt" style:font-size-asian="10.5pt" style:font-size-complex="10.5pt"/>
    </style:style>
    <style:style style:name="T9" style:family="text">
      <style:text-properties fo:font-size="10.5pt" officeooo:rsid="002b77e1" style:font-size-asian="10.5pt" style:font-size-complex="10.5pt"/>
    </style:style>
    <style:style style:name="T10" style:family="text">
      <style:text-properties officeooo:rsid="002ddd6f"/>
    </style:style>
    <style:style style:name="T11" style:family="text">
      <style:text-properties fo:font-size="12pt" style:font-size-asian="10.5pt" style:font-size-complex="12pt"/>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2f6be2" style:font-size-asian="10.5pt" style:font-weight-asian="normal" style:font-size-complex="12pt" style:font-weight-complex="normal"/>
    </style:style>
    <style:style style:name="T14" style:family="text">
      <style:text-properties fo:font-size="12pt" fo:font-weight="normal" officeooo:rsid="003114fa" style:font-size-asian="10.5pt" style:font-weight-asian="normal" style:font-size-complex="12pt" style:font-weight-complex="normal"/>
    </style:style>
    <style:style style:name="T15" style:family="text">
      <style:text-properties fo:font-size="12pt" fo:font-weight="normal" officeooo:rsid="0032d616" style:font-size-asian="10.5pt" style:font-weight-asian="normal" style:font-size-complex="12pt" style:font-weight-complex="normal"/>
    </style:style>
    <style:style style:name="T16" style:family="text">
      <style:text-properties officeooo:rsid="00340272"/>
    </style:style>
    <style:style style:name="T17" style:family="text">
      <style:text-properties officeooo:rsid="003484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n LeBaron</text:p>
      <text:p text:style-name="P1">Chris McNeill</text:p>
      <text:p text:style-name="P1"/>
      <text:p text:style-name="P2">INTRODUCTION:</text:p>
      <text:p text:style-name="P2"><text:span text:style-name="T1"/></text:p>
      <text:p text:style-name="P2"><text:span text:style-name="T1"><text:tab/>Markov processes model states that change through time. </text:span><text:span text:style-name="T2">In the case of language processes, time is not a factor, but Markov processes do a good job of modeling the successive nature of language. For example the word “the” usually is preceded by nouns like “dog” or “cat” and very rarely does the word “the” follow a word like “dog” or “cat”. Markov models can also include a hidden portion. With a hidden Markov model there is a set of unknown states that represent reality, and these unknown states emit observable states. For example the hidden state may be whether or not it is raining, and the states that can be observed are whether people have umbrellas or not. However, imagine if the observer is inside a building and cannot see if it is raining, but can only see whether someone has an umbrella. Someone can make an intelligent guess as to whether or not it is raining if they know the probability that someone has an umbrella given the state raining. This probability is called an emission probability. </text:span></text:p>
      <text:p text:style-name="P2"><text:span text:style-name="T2"><text:tab/></text:span><text:span text:style-name="T4">Markov models can be first order, second order, or n-order. Order is determined by how many previous states influence the current state. For example, in the case of moving through time if we determine it is raining today, we may know about whether or not it will rain tomorrow based on some transition probability. If tomorrow's weather is only affected by today's weather we could represent that as a first order model. However, if tomorrow's weather was affected by today's and yesterday's weather that would be a second order process.</text:span></text:p>
      <text:p text:style-name="P2"><text:span text:style-name="T2"><text:tab/></text:span><text:span text:style-name="T3">In the </text:span><text:span text:style-name="T5">latter</text:span><text:span text:style-name="T3"> part of our lab, we use a hidden Markov model to determine parts of speech based on observing text. For example, if we are given the sentence, “The dog is lazy”, each token is observable and we might categorize them as determiner, noun, verb, adjective. A set of training data was used to teach our model the transition and emission probabilities that were associated with each part of speech.</text:span></text:p>
      <text:p text:style-name="P2"><text:span text:style-name="T3"/></text:p>
      <text:p text:style-name="P3">TEXT GENERATION:</text:p>
      <text:p text:style-name="P9"><text:tab/>The task of generating text that attempts to follow English grammar can be accomplished with the n-gram model. <text:span text:style-name="T7">This involves creating a list of transition probabilities which map the probability of a single word being followed by any other word. These transition probabilities can then be used to create text, a random word is selected to begin the text and then looking at the transition probabilities for that word to all other words a subsequent word is randomly chosen according to the probabilities. Generating transition probabilities involves counting the number of times a word follows a given word divided by the total number of times the given word appears. So if cat follows dog three times and dog appears 7 times then the transition probability from dog to cat is 3/7. Below is a piece of randomly generated text using this model.</text:span></text:p>
      <text:p text:style-name="P11"/>
      <text:p text:style-name="P11"><text:tab/><text:span text:style-name="T8">“song begins quietly with translucent, red vinyl. Years after a brain aneurysm in the drummer, while <text:tab/>Dennis <text:tab/>DeYoung, the heels of this phrase was a brain aneurysm in the band's biggest international hit in Western <text:tab/>Springs, Illino</text:span>is”</text:p>
      <text:p text:style-name="P11"/>
      <text:p text:style-name="P12"><text:tab/>We also use<text:span text:style-name="T10">d</text:span> second order transitions to obtain better text generation. This is done by creating a sliding windows two tokens wide that says the probability of transitioning to a word is based on the two tokens before it. We generated probabilities of this nature by counting the total number of times a word appeared after two words divided by the number of times the two words appeared together. It is reasonable to assume that this will increase believability of text because these probabilities are much higher. Below is a piece of text generated using second order transitions.</text:p>
      <text:p text:style-name="P12"/>
      <text:p text:style-name="P12"><text:soft-page-break/><text:s text:c="11"/>“<text:span text:style-name="T9">The single rose up the Billboard Top 40 in March 1975. The track was later re-recorded for the 1995 Styx <text:s text:c="4"/><text:tab/>compilation Greatest Hits due to his desire to spend time with his family. Curulewski later died of a brain <text:s text:c="5"/><text:tab/>aneurysm in February 1988”</text:span></text:p>
      <text:p text:style-name="P12"><text:span text:style-name="T9"/></text:p>
      <text:p text:style-name="P12"><text:span text:style-name="T9"/></text:p>
      <text:p text:style-name="P4"><text:span text:style-name="T11">PART OF SPEECH TAGGING:</text:span></text:p>
      <text:p text:style-name="P4"><text:span text:style-name="T12"><text:tab/>We used a first order hidden Markov model to predict parts of speech from a given body of text. <text:s/>We used a training document to determine emission, prior, and transition probabilities for each part of speech. In this case priors were determined by how many times a part of speech appeared at the start of a sentence divided by the total number of times it appeared in all of the training data. These priors are used to start off the Viterbi algorithm, or in other words, set the </text:span><text:span text:style-name="T13">initial</text:span><text:span text:style-name="T12"> state of the Markov chain. </text:span></text:p>
      <text:p text:style-name="P4"><text:span text:style-name="T12"><text:tab/></text:span><text:span text:style-name="T13">In the case of part of speech tagging, the data the algorithm can observe are words from a text file. The algorithm then determines which part of speech is most likely </text:span><text:span text:style-name="T14">given the previous part of speech and the current word. The emission probability is what tells the algorithm about the likelihood of a given word being a certain part of speech, and these probabilities were obtained by counting the number of times a word was a certain part of speech divided by the total number of different words that were classified as that part of speech. </text:span></text:p>
      <text:p text:style-name="P4"><text:span text:style-name="T14"><text:tab/>Transition probabilities involved the likelihood of one part of speech being followed by another, and were determined by dividing the number of times a certain part of speech followed another divided by the total number of times the other part of speech was followed by anything. </text:span><text:span text:style-name="T15">For the second order model, these probabilities were determined with a sliding window of two tokens.</text:span></text:p>
      <text:p text:style-name="P10"><text:tab/><text:span text:style-name="T16">Several special considerations had to be made for these probabilities. There are several cases were a certain transition might never occur in the training data, but the test data may lead the learner to generate a new transition, in this case we initialized a map of all possible transitions to zero probability whether they appeared in the training data or not. A more serious issue is that of emission probabilities not existing. This arises when a word is never associated with a certain part of speech, for example the word dog is never used as a preposition. In this case we set all of these values to -1. The other case where an emission never occurs is when a word in the test data was not seen in the training data. We also made these types of emission have value -1. </text:span></text:p>
      <text:p text:style-name="P10"><text:span text:style-name="T16"><text:tab/>The use of -1 above seems to break the axioms of probability, but in the Viterbi algorithm</text:span></text:p>
      <text:p text:style-name="P13">several probabilities are multiplied together, which create vanishingly small numbers. In order to handle this we changed all of our probabilities to log space. However, we do not multiply logs, but instead add them so whenever a zero probability would be used, we would instead add -1, hence the value above. <text:s/><text:span text:style-name="T17">We also included plus one smoothing, to make all of our logs positive numbers. </text:span></text:p>
      <text:p text:style-name="P13"><text:tab/><text:span text:style-name="T17">The table below is a confusion matrix for a first order model labeling parts of speech for the devtest.txt test data. Only entries that were confused more than 30 times are shown.</text:span></text:p>
      <text:p text:style-name="P13"/>
      <text:p text:style-name="P13"/>
      <table:table table:name="Table1" table:style-name="Table1">
        <table:table-column table:style-name="Table1.A" table:number-columns-repeated="14"/>
        <table:table-column table:style-name="Table1.O"/>
        <table:table-row>
          <table:table-cell table:style-name="Table1.A1" office:value-type="string">
            <text:p text:style-name="P16"/>
          </table:table-cell>
          <table:table-cell table:style-name="Table1.A1" office:value-type="string">
            <text:p text:style-name="P15">DT</text:p>
          </table:table-cell>
          <table:table-cell table:style-name="Table1.A1" office:value-type="string">
            <text:p text:style-name="P15">IN</text:p>
          </table:table-cell>
          <table:table-cell table:style-name="Table1.A1" office:value-type="string">
            <text:p text:style-name="P15">JJ</text:p>
          </table:table-cell>
          <table:table-cell table:style-name="Table1.A1" office:value-type="string">
            <text:p text:style-name="P15">NN</text:p>
          </table:table-cell>
          <table:table-cell table:style-name="Table1.A1" office:value-type="string">
            <text:p text:style-name="P15">NNP</text:p>
          </table:table-cell>
          <table:table-cell table:style-name="Table1.A1" office:value-type="string">
            <text:p text:style-name="P15">NNS</text:p>
          </table:table-cell>
          <table:table-cell table:style-name="Table1.A1" office:value-type="string">
            <text:p text:style-name="P15">POS</text:p>
          </table:table-cell>
          <table:table-cell table:style-name="Table1.A1" office:value-type="string">
            <text:p text:style-name="P15">RB</text:p>
          </table:table-cell>
          <table:table-cell table:style-name="Table1.A1" office:value-type="string">
            <text:p text:style-name="P15">RP</text:p>
          </table:table-cell>
          <table:table-cell table:style-name="Table1.A1" office:value-type="string">
            <text:p text:style-name="P15">VB</text:p>
          </table:table-cell>
          <table:table-cell table:style-name="Table1.A1" office:value-type="string">
            <text:p text:style-name="P15">VBD</text:p>
          </table:table-cell>
          <table:table-cell table:style-name="Table1.A1" office:value-type="string">
            <text:p text:style-name="P15">VBN</text:p>
          </table:table-cell>
          <table:table-cell table:style-name="Table1.A1" office:value-type="string">
            <text:p text:style-name="P15">VBZ</text:p>
          </table:table-cell>
          <table:table-cell table:style-name="Table1.O1" office:value-type="string">
            <text:p text:style-name="P15">WDT</text:p>
          </table:table-cell>
        </table:table-row>
        <table:table-row>
          <table:table-cell table:style-name="Table1.A2" office:value-type="string">
            <text:p text:style-name="P15">CC</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35</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D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40</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IN</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51</text:p>
          </table:table-cell>
          <table:table-cell table:style-name="Table1.A2" office:value-type="string">
            <text:p text:style-name="P16"/>
          </table:table-cell>
          <table:table-cell table:style-name="Table1.A2" office:value-type="string">
            <text:p text:style-name="P14">36</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32</text:p>
          </table:table-cell>
          <table:table-cell table:style-name="Table1.A2" office:value-type="string">
            <text:p text:style-name="P14">52</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4">84</text:p>
          </table:table-cell>
        </table:table-row>
        <table:table-row>
          <table:table-cell table:style-name="Table1.A2" office:value-type="string">
            <text:p text:style-name="P15">JJ</text:p>
          </table:table-cell>
          <table:table-cell table:style-name="Table1.A2" office:value-type="string">
            <text:p text:style-name="P14">47</text:p>
          </table:table-cell>
          <table:table-cell table:style-name="Table1.A2" office:value-type="string">
            <text:p text:style-name="P16"/>
          </table:table-cell>
          <table:table-cell table:style-name="Table1.A2" office:value-type="string">
            <text:p text:style-name="P14"/>
          </table:table-cell>
          <table:table-cell table:style-name="Table1.A2" office:value-type="string">
            <text:p text:style-name="P14">206</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46</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NN</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217</text:p>
          </table:table-cell>
          <table:table-cell table:style-name="Table1.A2" office:value-type="string">
            <text:p text:style-name="P16"/>
          </table:table-cell>
          <table:table-cell table:style-name="Table1.A2" office:value-type="string">
            <text:p text:style-name="P14">45</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NNP</text:p>
          </table:table-cell>
          <table:table-cell table:style-name="Table1.A2" office:value-type="string">
            <text:p text:style-name="P14">31</text:p>
          </table:table-cell>
          <table:table-cell table:style-name="Table1.A2" office:value-type="string">
            <text:p text:style-name="P16"/>
          </table:table-cell>
          <table:table-cell table:style-name="Table1.A2" office:value-type="string">
            <text:p text:style-name="P14">129</text:p>
          </table:table-cell>
          <table:table-cell table:style-name="Table1.A2" office:value-type="string">
            <text:p text:style-name="P14">156</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ext:soft-page-break/>
        <table:table-row>
          <table:table-cell table:style-name="Table1.A2" office:value-type="string">
            <text:p text:style-name="P15">NNPS</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102</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NNS</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110</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47</text:p>
          </table:table-cell>
          <table:table-cell table:style-name="Table1.O2" office:value-type="string">
            <text:p text:style-name="P16"/>
          </table:table-cell>
        </table:table-row>
        <table:table-row>
          <table:table-cell table:style-name="Table1.A2" office:value-type="string">
            <text:p text:style-name="P15">RB</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78</text:p>
          </table:table-cell>
          <table:table-cell table:style-name="Table1.A2" office:value-type="string">
            <text:p text:style-name="P14">34</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RP</text:p>
          </table:table-cell>
          <table:table-cell table:style-name="Table1.A2" office:value-type="string">
            <text:p text:style-name="P16"/>
          </table:table-cell>
          <table:table-cell table:style-name="Table1.A2" office:value-type="string">
            <text:p text:style-name="P14">33</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VB</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43</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VBD</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31</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122</text:p>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VBG</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84</text:p>
          </table:table-cell>
          <table:table-cell table:style-name="Table1.A2" office:value-type="string">
            <text:p text:style-name="P14">127</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VBN</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111</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54</text:p>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VBP</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43</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row>
          <table:table-cell table:style-name="Table1.A2" office:value-type="string">
            <text:p text:style-name="P15">VBZ</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4">39</text:p>
          </table:table-cell>
          <table:table-cell table:style-name="Table1.A2" office:value-type="string">
            <text:p text:style-name="P14">42</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O2" office:value-type="string">
            <text:p text:style-name="P16"/>
          </table:table-cell>
        </table:table-row>
      </table:table>
      <text:p text:style-name="P9"/>
      <text:p text:style-name="P5"><text:span text:style-name="T3">T</text:span><text:span text:style-name="T1">he first order model got an accuracy of 89%.</text:span></text:p>
      <text:p text:style-name="P5"><text:span text:style-name="T1"/></text:p>
      <text:p text:style-name="P6"><text:span text:style-name="T1">Our second order model ran prohibitively slow. It involved a O(n^3) piece, and was also much slower than first order, because the number of possible transition types to look at increased from n where n is the number of parts of speech, to n choose </text:span><text:span text:style-name="T6">2.</text:span></text:p>
      <text:p text:style-name="P7"><text:span text:style-name="T6">F</text:span><text:span text:style-name="T1">or 60 lines 89%</text:span></text:p>
      <text:p text:style-name="P8"><text:span text:style-name="T1">For 60 lines </text:span></text:p>
      <text:p text:style-name="P2"><text:span text:style-name="T3"/></text:p>
      <text:p text:style-name="P2"><text:span text:style-name="T1"/></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0T10:12:27.785708706</meta:creation-date>
    <dc:date>2014-06-10T15:49:54.444610172</dc:date>
    <meta:editing-duration>PT5H31M52S</meta:editing-duration>
    <meta:editing-cycles>24</meta:editing-cycles>
    <meta:generator>LibreOffice/4.1.4.2$Linux_X86_64 LibreOffice_project/410$Build-2</meta:generator>
    <meta:document-statistic meta:table-count="1" meta:image-count="0" meta:object-count="0" meta:page-count="3" meta:paragraph-count="84" meta:word-count="1302" meta:character-count="7312" meta:non-whitespace-character-count="6049"/>
  </office:meta>
</office:document-meta>
</file>